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6.693in" style:use-optimal-column-width="false"/>
    </style:style>
    <style:style style:name="Table1" style:family="table" style:master-page-name="MP0">
      <style:table-properties style:width="6.693in" fo:margin-left="0.0013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text-align="center"/>
    </style:style>
    <style:style style:name="T6" style:parent-style-name="Fonteparág.padrão" style:family="text">
      <style:text-properties fo:font-weight="bold" style:font-weight-asian="bold" style:font-weight-complex="bold" fo:font-size="22pt" style:font-size-asian="22pt" style:font-size-complex="22pt"/>
    </style:style>
    <style:style style:name="T7" style:parent-style-name="Fonteparág.padrão" style:family="text">
      <style:text-properties fo:font-weight="bold" style:font-weight-asian="bold" style:font-weight-complex="bold" fo:font-size="22pt" style:font-size-asian="22pt" style:font-size-complex="22pt"/>
    </style:style>
    <style:style style:name="T8" style:parent-style-name="Fonteparág.padrão" style:family="text">
      <style:text-properties fo:font-weight="bold" style:font-weight-asian="bold" style:font-weight-complex="bold" fo:font-size="22pt" style:font-size-asian="22pt" style:font-size-complex="22pt"/>
    </style:style>
    <style:style style:name="TableColumn10" style:family="table-column">
      <style:table-column-properties style:column-width="2.5819in" style:use-optimal-column-width="false"/>
    </style:style>
    <style:style style:name="TableColumn11" style:family="table-column">
      <style:table-column-properties style:column-width="4.1111in" style:use-optimal-column-width="false"/>
    </style:style>
    <style:style style:name="Table9" style:family="table">
      <style:table-properties style:width="6.693in" fo:margin-left="0.0013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StandardWW" style:family="paragraph">
      <style:paragraph-properties fo:text-align="center"/>
    </style:style>
    <style:style style:name="T15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StandardWW" style:family="paragraph">
      <style:paragraph-properties fo:text-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Fonteparág.padrão" style:family="text">
      <style:text-properties fo:color="#FF0000" fo:font-size="10pt" style:font-size-asian="10pt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" style:parent-style-name="Fonteparág.padrão" style:family="text">
      <style:text-properties fo:color="#FF0000" fo:font-size="10pt" style:font-size-asian="10pt" style:font-size-complex="10pt"/>
    </style:style>
    <style:style style:name="T27" style:parent-style-name="Fonteparág.padrão" style:family="text">
      <style:text-properties fo:color="#FF0000" fo:font-size="10pt" style:font-size-asian="10pt" style:font-size-complex="10pt"/>
    </style:style>
    <style:style style:name="T28" style:parent-style-name="Fonteparág.padrão" style:family="text">
      <style:text-properties fo:color="#FF0000" fo:font-size="10pt" style:font-size-asian="10pt" style:font-size-complex="10pt"/>
    </style:style>
    <style:style style:name="T29" style:parent-style-name="Fonteparág.padrão" style:family="text">
      <style:text-properties fo:color="#FF0000" fo:font-size="10pt" style:font-size-asian="10pt" style:font-size-complex="10pt"/>
    </style:style>
    <style:style style:name="T30" style:parent-style-name="Fonteparág.padrão" style:family="text">
      <style:text-properties fo:color="#FF0000" fo:font-size="10pt" style:font-size-asian="10pt" style:font-size-complex="10pt"/>
    </style:style>
    <style:style style:name="T31" style:parent-style-name="Fonteparág.padrão" style:family="text">
      <style:text-properties fo:color="#FF0000" fo:font-size="10pt" style:font-size-asian="10pt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" style:parent-style-name="Fonteparág.padrão" style:family="text">
      <style:text-properties fo:color="#FF0000"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" style:parent-style-name="Fonteparág.padrão" style:family="text">
      <style:text-properties fo:color="#FF0000" fo:font-size="10pt" style:font-size-asian="10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Fonteparág.padrão" style:family="text">
      <style:text-properties fo:color="#FF0000" fo:font-size="10pt" style:font-size-asian="10pt" style:font-size-complex="10pt"/>
    </style:style>
    <style:style style:name="P44" style:parent-style-name="StandardWW" style:family="paragraph">
      <style:paragraph-properties fo:text-align="center"/>
    </style:style>
    <style:style style:name="T45" style:parent-style-name="Fonteparág.padrão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TableColumn47" style:family="table-column">
      <style:table-column-properties style:column-width="6.693in" style:use-optimal-column-width="false"/>
    </style:style>
    <style:style style:name="Table46" style:family="table">
      <style:table-properties style:width="6.693in" fo:margin-left="0.0013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" style:parent-style-name="StandardWW" style:family="paragraph">
      <style:paragraph-properties fo:text-align="justify" fo:margin-left="-0.002in" fo:margin-right="-0.002in">
        <style:tab-stops>
          <style:tab-stop style:type="left" style:position="0.025in"/>
          <style:tab-stop style:type="left" style:position="0.0333in"/>
        </style:tab-stops>
      </style:paragraph-properties>
    </style:style>
    <style:style style:name="T51" style:parent-style-name="Fonteparág.padrão" style:family="text">
      <style:text-properties style:font-name-asian="Times New Roman" fo:color="#000000"/>
    </style:style>
    <style:style style:name="P52" style:parent-style-name="StandardWW" style:family="paragraph">
      <style:paragraph-properties fo:text-align="justify" fo:margin-left="-0.002in" fo:margin-right="-0.002in">
        <style:tab-stops>
          <style:tab-stop style:type="left" style:position="0.025in"/>
          <style:tab-stop style:type="left" style:position="0.0333in"/>
        </style:tab-stops>
      </style:paragraph-properties>
    </style:style>
    <style:style style:name="T53" style:parent-style-name="Fonteparág.padrão" style:family="text">
      <style:text-properties style:font-name-asian="Times New Roman" fo:color="#000000"/>
    </style:style>
    <style:style style:name="P54" style:parent-style-name="StandardWW" style:family="paragraph">
      <style:text-properties fo:font-size="18pt" style:font-size-asian="18pt" style:font-size-complex="18pt"/>
    </style:style>
    <style:style style:name="P55" style:parent-style-name="StandardWW" style:family="paragraph">
      <style:paragraph-properties fo:text-align="center"/>
    </style:style>
    <style:style style:name="T56" style:parent-style-name="Fonteparág.padrão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TableColumn58" style:family="table-column">
      <style:table-column-properties style:column-width="6.693in" style:use-optimal-column-width="false"/>
    </style:style>
    <style:style style:name="Table57" style:family="table">
      <style:table-properties style:width="6.693in" fo:margin-left="0.0013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extbodyWW" style:family="paragraph">
      <style:paragraph-properties fo:text-align="justify" fo:margin-left="-0.0041in" fo:margin-right="0.0076in" fo:text-indent="0.0229in">
        <style:tab-stops>
          <style:tab-stop style:type="left" style:position="0.0229in"/>
          <style:tab-stop style:type="left" style:position="0.0312in"/>
        </style:tab-stops>
      </style:paragraph-properties>
    </style:style>
    <style:style style:name="P62" style:parent-style-name="StandardWW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8pt"/>
    </style:style>
    <style:style style:name="P63" style:parent-style-name="StandardWW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8pt"/>
    </style:style>
    <style:style style:name="P64" style:parent-style-name="StandardWW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8pt"/>
    </style:style>
    <style:style style:name="P65" style:parent-style-name="Standard" style:family="paragraph">
      <style:text-properties text:display="none"/>
    </style:style>
    <style:style style:name="P66" style:parent-style-name="Normal" style:family="paragraph">
      <style:paragraph-properties fo:break-before="page"/>
    </style:style>
    <style:style style:name="TableColumn68" style:family="table-column">
      <style:table-column-properties style:column-width="6.693in" style:use-optimal-column-width="false"/>
    </style:style>
    <style:style style:name="Table67" style:family="table">
      <style:table-properties style:width="6.693in" fo:margin-left="0.0013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72" style:parent-style-name="Fonteparág.padrão" style:family="text">
      <style:text-properties fo:font-weight="bold" style:font-weight-asian="bold" style:font-weight-complex="bold" fo:font-size="22pt" style:font-size-asian="22pt" style:font-size-complex="22pt"/>
    </style:style>
    <style:style style:name="P73" style:parent-style-name="TableContents" style:family="paragraph">
      <style:paragraph-properties fo:text-align="center"/>
    </style:style>
    <style:style style:name="T74" style:parent-style-name="Fonteparág.padrão" style:family="text">
      <style:text-properties fo:font-weight="bold" style:font-weight-asian="bold" style:font-weight-complex="bold" fo:font-size="22pt" style:font-size-asian="22pt" style:font-size-complex="22pt"/>
    </style:style>
    <style:style style:name="P75" style:parent-style-name="StandardWW" style:family="paragraph">
      <style:paragraph-properties fo:text-align="center"/>
    </style:style>
    <style:style style:name="T76" style:parent-style-name="Fonteparág.padrão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P77" style:parent-style-name="StandardWW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8pt"/>
    </style:style>
    <style:style style:name="P78" style:parent-style-name="StandardWW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8pt"/>
    </style:style>
    <style:style style:name="TableColumn80" style:family="table-column">
      <style:table-column-properties style:column-width="1.0263in" style:use-optimal-column-width="false"/>
    </style:style>
    <style:style style:name="TableColumn81" style:family="table-column">
      <style:table-column-properties style:column-width="3.6187in" style:use-optimal-column-width="false"/>
    </style:style>
    <style:style style:name="TableColumn82" style:family="table-column">
      <style:table-column-properties style:column-width="0.9826in" style:use-optimal-column-width="false"/>
    </style:style>
    <style:style style:name="TableColumn83" style:family="table-column">
      <style:table-column-properties style:column-width="0.8625in" style:use-optimal-column-width="false"/>
    </style:style>
    <style:style style:name="Table79" style:family="table">
      <style:table-properties style:width="6.4902in" fo:margin-left="-0.075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86" style:parent-style-name="StandardWW" style:family="paragraph">
      <style:paragraph-properties fo:text-align="center"/>
    </style:style>
    <style:style style:name="TableCell87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88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89" style:parent-style-name="StandardWW" style:family="paragraph">
      <style:paragraph-properties fo:text-align="center"/>
    </style:style>
    <style:style style:name="TableCell90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91" style:parent-style-name="StandardWW" style:family="paragraph">
      <style:paragraph-properties fo:text-align="center"/>
    </style:style>
    <style:style style:name="P92" style:parent-style-name="StandardWW" style:family="paragraph">
      <style:paragraph-properties fo:text-align="center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95" style:parent-style-name="StandardWW" style:list-style-name="Numbering123" style:family="paragraph">
      <style:paragraph-properties fo:text-align="center"/>
    </style:style>
    <style:style style:name="TableCell96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97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98" style:parent-style-name="StandardWW" style:family="paragraph">
      <style:paragraph-properties fo:text-align="center"/>
    </style:style>
    <style:style style:name="TableCell99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00" style:parent-style-name="StandardWW" style:family="paragraph">
      <style:paragraph-properties fo:text-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03" style:parent-style-name="StandardWW" style:list-style-name="Numbering123" style:family="paragraph">
      <style:paragraph-properties fo:text-align="center"/>
    </style:style>
    <style:style style:name="TableCell104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105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06" style:parent-style-name="StandardWW" style:family="paragraph">
      <style:paragraph-properties fo:text-align="center"/>
    </style:style>
    <style:style style:name="TableCell107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08" style:parent-style-name="StandardWW" style:family="paragraph">
      <style:paragraph-properties fo:text-align="cen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11" style:parent-style-name="StandardWW" style:list-style-name="Numbering123" style:family="paragraph">
      <style:paragraph-properties fo:text-align="center"/>
    </style:style>
    <style:style style:name="TableCell112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113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14" style:parent-style-name="StandardWW" style:family="paragraph">
      <style:paragraph-properties fo:text-align="center"/>
    </style:style>
    <style:style style:name="TableCell115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16" style:parent-style-name="StandardWW" style:family="paragraph">
      <style:paragraph-properties fo:text-align="center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19" style:parent-style-name="StandardWW" style:list-style-name="Numbering123" style:family="paragraph">
      <style:paragraph-properties fo:text-align="center"/>
    </style:style>
    <style:style style:name="TableCell120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121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22" style:parent-style-name="StandardWW" style:family="paragraph">
      <style:paragraph-properties fo:text-align="center"/>
    </style:style>
    <style:style style:name="TableCell123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24" style:parent-style-name="StandardWW" style:family="paragraph">
      <style:paragraph-properties fo:text-align="center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27" style:parent-style-name="StandardWW" style:list-style-name="Numbering123" style:family="paragraph">
      <style:paragraph-properties fo:text-align="center"/>
    </style:style>
    <style:style style:name="TableCell128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129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30" style:parent-style-name="StandardWW" style:family="paragraph">
      <style:paragraph-properties fo:text-align="center"/>
    </style:style>
    <style:style style:name="TableCell131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32" style:parent-style-name="StandardWW" style:family="paragraph">
      <style:paragraph-properties fo:text-align="center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35" style:parent-style-name="StandardWW" style:list-style-name="Numbering123" style:family="paragraph">
      <style:paragraph-properties fo:text-align="center"/>
    </style:style>
    <style:style style:name="TableCell136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137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38" style:parent-style-name="StandardWW" style:family="paragraph">
      <style:paragraph-properties fo:text-align="center"/>
    </style:style>
    <style:style style:name="TableCell139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40" style:parent-style-name="StandardWW" style:family="paragraph">
      <style:paragraph-properties fo:text-align="center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43" style:parent-style-name="StandardWW" style:list-style-name="Numbering123" style:family="paragraph">
      <style:paragraph-properties fo:text-align="center"/>
    </style:style>
    <style:style style:name="TableCell144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145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46" style:parent-style-name="StandardWW" style:family="paragraph">
      <style:paragraph-properties fo:text-align="center"/>
    </style:style>
    <style:style style:name="TableCell147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48" style:parent-style-name="StandardWW" style:family="paragraph">
      <style:paragraph-properties fo:text-align="center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51" style:parent-style-name="StandardWW" style:list-style-name="Numbering123" style:family="paragraph">
      <style:paragraph-properties fo:text-align="center"/>
    </style:style>
    <style:style style:name="TableCell152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153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54" style:parent-style-name="StandardWW" style:family="paragraph">
      <style:paragraph-properties fo:text-align="center"/>
    </style:style>
    <style:style style:name="TableCell155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56" style:parent-style-name="StandardWW" style:family="paragraph">
      <style:paragraph-properties fo:text-align="cen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59" style:parent-style-name="StandardWW" style:list-style-name="Numbering123" style:family="paragraph">
      <style:paragraph-properties fo:text-align="center"/>
    </style:style>
    <style:style style:name="TableCell160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161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62" style:parent-style-name="StandardWW" style:family="paragraph">
      <style:paragraph-properties fo:text-align="center"/>
    </style:style>
    <style:style style:name="TableCell163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64" style:parent-style-name="StandardWW" style:family="paragraph">
      <style:paragraph-properties fo:text-align="center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67" style:parent-style-name="StandardWW" style:list-style-name="Numbering123" style:family="paragraph">
      <style:paragraph-properties fo:text-align="center"/>
    </style:style>
    <style:style style:name="TableCell168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169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70" style:parent-style-name="StandardWW" style:family="paragraph">
      <style:paragraph-properties fo:text-align="center"/>
    </style:style>
    <style:style style:name="TableCell171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72" style:parent-style-name="StandardWW" style:family="paragraph">
      <style:paragraph-properties fo:text-align="center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75" style:parent-style-name="StandardWW" style:list-style-name="Numbering123" style:family="paragraph">
      <style:paragraph-properties fo:text-align="center"/>
    </style:style>
    <style:style style:name="TableCell176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TableCell177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78" style:parent-style-name="StandardWW" style:family="paragraph">
      <style:paragraph-properties fo:text-align="center"/>
    </style:style>
    <style:style style:name="TableCell179" style:family="table-cell">
      <style:table-cell-properties fo:border="0.0069in solid #00000A" fo:background-color="#FFFFFF" style:writing-mode="lr-tb" fo:padding-top="0in" fo:padding-left="0.0784in" fo:padding-bottom="0in" fo:padding-right="0.075in">
        <style:background-fill draw:fill="solid" draw:fill-color="#FFFFFF"/>
      </style:table-cell-properties>
    </style:style>
    <style:style style:name="P180" style:parent-style-name="StandardWW" style:family="paragraph">
      <style:paragraph-properties fo:text-align="center"/>
    </style:style>
    <style:style style:name="P181" style:parent-style-name="StandardWW" style:family="paragraph">
      <style:text-properties fo:color="#FF0000" fo:font-size="10pt" style:font-size-asian="10pt" style:font-size-complex="10pt"/>
    </style:style>
    <style:style style:name="P182" style:parent-style-name="StandardWW" style:family="paragraph">
      <style:text-properties fo:color="#FF0000" fo:font-size="10pt" style:font-size-asian="10pt" style:font-size-complex="10pt"/>
    </style:style>
    <style:style style:name="P183" style:parent-style-name="StandardWW" style:family="paragraph">
      <style:paragraph-properties fo:text-align="end"/>
    </style:style>
    <style:style style:name="T184" style:parent-style-name="Fonteparág.padrão" style:family="text">
      <style:text-properties fo:color="#000000"/>
    </style:style>
    <style:style style:name="TableColumn186" style:family="table-column">
      <style:table-column-properties style:column-width="3.3472in" style:use-optimal-column-width="false"/>
    </style:style>
    <style:style style:name="TableColumn187" style:family="table-column">
      <style:table-column-properties style:column-width="3.3458in" style:use-optimal-column-width="false"/>
    </style:style>
    <style:style style:name="Table185" style:family="table">
      <style:table-properties style:width="6.693in" fo:margin-left="0.0013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StandardWW" style:family="paragraph">
      <style:paragraph-properties fo:widows="2" fo:orphans="2" fo:text-align="center"/>
      <style:text-properties style:font-name-asian="Times New Roman" style:font-name-complex="Times New Roman" fo:color="#FF0000" style:language-complex="ar" style:country-complex="SA"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Sistema para<text:s/></text:span><text:span text:style-name="T7">Matrícula</text:span><text:span text:style-name="T8"><text:s/>e Controle esportivo</text:span></text:p>
          </table:table-cell>
        </table:table-row>
      </table:table>
      <text:p text:style-name="StandardWW"/>
      <text:p text:style-name="StandardWW"/>
      <text:p text:style-name="StandardWW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<text:span text:style-name="T15">Documento de visão</text:span>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Versão 0.0.3</text:p>
          </table:table-cell>
          <table:covered-table-cell/>
        </table:table-row>
        <table:table-row table:style-name="TableRow19">
          <table:table-cell table:style-name="TableCell20">
            <text:p text:style-name="StandardWW">Data de início</text:p>
          </table:table-cell>
          <table:table-cell table:style-name="TableCell21">
            <text:p text:style-name="StandardWW"><text:span text:style-name="T22">26/09/2025</text:span></text:p>
          </table:table-cell>
        </table:table-row>
        <table:table-row table:style-name="TableRow23">
          <table:table-cell table:style-name="TableCell24">
            <text:p text:style-name="StandardWW">Equipe do projeto</text:p>
          </table:table-cell>
          <table:table-cell table:style-name="TableCell25">
            <text:p text:style-name="StandardWW"><text:span text:style-name="T26">Elymar Pereira Cabral</text:span></text:p>
            <text:p text:style-name="StandardWW"><text:span text:style-name="T27">Eduardo Ferreira de Brito Matos</text:span><text:span text:style-name="T28"><text:line-break/>Ian Carlo de Lima Pedroso</text:span><text:span text:style-name="T29"><text:line-break/>Yuri</text:span><text:span text:style-name="T30"><text:line-break/>Dante</text:span><text:span text:style-name="T31"><text:line-break/>João Pedro</text:span></text:p>
          </table:table-cell>
        </table:table-row>
        <table:table-row table:style-name="TableRow32">
          <table:table-cell table:style-name="TableCell33">
            <text:p text:style-name="StandardWW">Cliente(s)</text:p>
          </table:table-cell>
          <table:table-cell table:style-name="TableCell34">
            <text:p text:style-name="StandardWW"><text:span text:style-name="T35">Alberto de Brito Matos</text:span></text:p>
          </table:table-cell>
        </table:table-row>
        <table:table-row table:style-name="TableRow36">
          <table:table-cell table:style-name="TableCell37">
            <text:p text:style-name="StandardWW">Data da última atualização</text:p>
          </table:table-cell>
          <table:table-cell table:style-name="TableCell38">
            <text:p text:style-name="StandardWW"><text:span text:style-name="T39">01/10/2025</text:span></text:p>
          </table:table-cell>
        </table:table-row>
        <table:table-row table:style-name="TableRow40">
          <table:table-cell table:style-name="TableCell41">
            <text:p text:style-name="StandardWW">Responsável pela última atualização</text:p>
          </table:table-cell>
          <table:table-cell table:style-name="TableCell42">
            <text:p text:style-name="StandardWW"><text:span text:style-name="T43">Eduardo Ferreira de Brito Matos</text:span></text:p>
          </table:table-cell>
        </table:table-row>
      </table:table>
      <text:p text:style-name="StandardWW"/>
      <text:p text:style-name="StandardWW"/>
      <text:p text:style-name="P44"><text:span text:style-name="T45">Necessidade(s)/Justificativa(s)/Contexto Atual</text:span></text:p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<text:span text:style-name="T51"><text:s text:c="5"/>O Secretário Municipal de Desporto da cidade de Goianira, deseja automatizar o processo de realização de matrícula nos programas esportivos do município e gerenciar esses programas. Hoje esse processo ocorre por meio do preenchimento de formulários físicos e planilhas no Excel. Após a matrícula realizada pela secretaria, o Secretário passa os dados do formulário físico para a planilha, e tem todos os dados de quantidade de alunos, modalidades, turmas para realizar o controle desses dados.</text:span></text:p>
            <text:p text:style-name="P52"><text:span text:style-name="T53"><text:s text:c="5"/>Atualmente esse processo é realizado da seguinte forma: <text:s/>o solicitante se dirige até a secretaria de Desporto, e lá em contato com o Secretario o formulário de matrícula é preenchido, após o preenchimento do formulário e matrícula efetuada corretamente, o secretario, repassa esses dados do formulário para o Excel, colocando o aluno em uma turma do esporte selecionado e alinhando os dados dele na planilha. Esse procedimento pode ocasionar alguns problemas de segurança como: a perda de formulários, duplicidade de etapas e ficando mais suscetíveis a falhas humanas. <text:s text:c="2"/></text:span></text:p>
          </table:table-cell>
        </table:table-row>
      </table:table>
      <text:p text:style-name="P54"/>
      <text:p text:style-name="P55"><text:span text:style-name="T56">Objetivo(s)</text:span></text:p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>Desenvolver uma plataforma web integrada para a gestão completa das escolinhas de esporte e competições esportivas do município. O sistema tem como objetivo centralizar, automatizar e otimizar todos os processos administrativos e operacionais, desde a matrícula de alunos e gerenciamento de turmas até a organização e o gerenciamento de competições (eventos, equipes, partidas e resultados). A plataforma visa garantir a segurança e a integridade dos dados, facilitar a rotina dos coordenadores e professores, e promover a transparência através de um portal público para a consulta de agendas, tabelas de competição e resultados das partidas.</text:p>
          </table:table-cell>
        </table:table-row>
      </table:table>
      <text:p text:style-name="P62"/>
      <text:p text:style-name="P63"/>
      <text:p text:style-name="P64"/>
      <text:p text:style-name="P65"/>
      <text:p text:style-name="P66"/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<text:span text:style-name="T72">Sistema para Matrícula e Controle Esportivo</text:span></text:p>
            <text:p text:style-name="P73"><text:span text:style-name="T74">(SMCE)</text:span></text:p>
          </table:table-cell>
        </table:table-row>
      </table:table>
      <text:p text:style-name="StandardWW"/>
      <text:p text:style-name="StandardWW"/>
      <text:p text:style-name="StandardWW"/>
      <text:p text:style-name="P75"><text:span text:style-name="T76">Backlog</text:span></text:p>
      <text:p text:style-name="P77"/>
      <text:p text:style-name="P78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Identificação</text:p>
          </table:table-cell>
          <table:table-cell table:style-name="TableCell87">
            <text:p text:style-name="StandardWW">Descrição</text:p>
          </table:table-cell>
          <table:table-cell table:style-name="TableCell88">
            <text:p text:style-name="P89">Tempo Estimado (semanas)</text:p>
          </table:table-cell>
          <table:table-cell table:style-name="TableCell90">
            <text:p text:style-name="P91">Prioridade</text:p>
            <text:p text:style-name="P92"/>
          </table:table-cell>
        </table:table-row>
        <table:table-row table:style-name="TableRow93">
          <table:table-cell table:style-name="TableCell94">
            <text:list text:style-name="Numbering123">
              <text:list-item text:start-value="1">
                <text:p text:style-name="P95"/>
              </text:list-item>
            </text:list>
          </table:table-cell>
          <table:table-cell table:style-name="TableCell96">
            <text:p text:style-name="StandardWW">O sistema deve ter níveis de acesso definidos em: “Admin”, “Coordenador”, “Professor” e “Assistente”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list text:style-name="Numbering123" text:continue-numbering="true">
              <text:list-item>
                <text:p text:style-name="P103"/>
              </text:list-item>
            </text:list>
          </table:table-cell>
          <table:table-cell table:style-name="TableCell104">
            <text:p text:style-name="StandardWW">Realizar login no sistema utilizando nome de usuário e senha.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list text:style-name="Numbering123" text:continue-numbering="true">
              <text:list-item>
                <text:p text:style-name="P111"/>
              </text:list-item>
            </text:list>
          </table:table-cell>
          <table:table-cell table:style-name="TableCell112">
            <text:p text:style-name="StandardWW">Após o primeiro login, indicar uma alteração de senha para o usuário.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list text:style-name="Numbering123" text:continue-numbering="true">
              <text:list-item>
                <text:p text:style-name="P119"/>
              </text:list-item>
            </text:list>
          </table:table-cell>
          <table:table-cell table:style-name="TableCell120">
            <text:p text:style-name="StandardWW">Admin ou Coordenador podem realizar o controle de modalidades. Criar, visualizar, atualizar e deletar modalidades do sistema.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list text:style-name="Numbering123" text:continue-numbering="true">
              <text:list-item>
                <text:p text:style-name="P127"/>
              </text:list-item>
            </text:list>
          </table:table-cell>
          <table:table-cell table:style-name="TableCell128">
            <text:p text:style-name="StandardWW">Admin ou Coordenador podem realizar o controle de professores. Criar, visualizar, atualizar e deletar professores do sistema.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list text:style-name="Numbering123" text:continue-numbering="true">
              <text:list-item>
                <text:p text:style-name="P135"/>
              </text:list-item>
            </text:list>
          </table:table-cell>
          <table:table-cell table:style-name="TableCell136">
            <text:p text:style-name="StandardWW">Admin ou Coordenador podem realizar o controle de turmas. Criar, visualizar, atualizar e deletar turmas do sistema.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list text:style-name="Numbering123" text:continue-numbering="true">
              <text:list-item>
                <text:p text:style-name="P143"/>
              </text:list-item>
            </text:list>
          </table:table-cell>
          <table:table-cell table:style-name="TableCell144">
            <text:p text:style-name="StandardWW">Admin ou Coordenador podem realizar o controle de alunos. Criar, visualizar, atualizar e deletar alunos do sistema.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list text:style-name="Numbering123" text:continue-numbering="true">
              <text:list-item>
                <text:p text:style-name="P151"/>
              </text:list-item>
            </text:list>
          </table:table-cell>
          <table:table-cell table:style-name="TableCell152">
            <text:p text:style-name="StandardWW">Professores podem ter controle apenas sobre suas turmas, e não devem visualizar as demais turmas do sistema.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list text:style-name="Numbering123" text:continue-numbering="true">
              <text:list-item>
                <text:p text:style-name="P159"/>
              </text:list-item>
            </text:list>
          </table:table-cell>
          <table:table-cell table:style-name="TableCell160">
            <text:p text:style-name="StandardWW">Apenas usuários com nível de acesso “Admin” podem criar usuários.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list text:style-name="Numbering123" text:continue-numbering="true">
              <text:list-item>
                <text:p text:style-name="P167"/>
              </text:list-item>
            </text:list>
          </table:table-cell>
          <table:table-cell table:style-name="TableCell168">
            <text:p text:style-name="StandardWW">Realizar o controle de competições. Criar, visualizar, atualizar e deletar competições do sistema.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list text:style-name="Numbering123" text:continue-numbering="true">
              <text:list-item>
                <text:p text:style-name="P175"/>
              </text:list-item>
            </text:list>
          </table:table-cell>
          <table:table-cell table:style-name="TableCell176">
            <text:p text:style-name="StandardWW">Professores devem poder consultar suas turmas e realizar o controle de presença dos alunos dessas turmas.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</table:table>
      <text:p text:style-name="P181"/>
      <text:p text:style-name="P182"/>
      <text:p text:style-name="P183"><text:span text:style-name="T184">Goianira, 27/09/2025</text:span></text:p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TableContents">Nome completo do cliente</text:p>
          </table:table-cell>
          <table:table-cell table:style-name="TableCell190">
            <text:p text:style-name="TableContents">Assinatura do cliente</text:p>
          </table:table-cell>
        </table:table-row>
        <table:table-row table:style-name="TableRow191">
          <table:table-cell table:style-name="TableCell192">
            <text:p text:style-name="TableContents">Alberto de Brito Matos</text:p>
          </table:table-cell>
          <table:table-cell table:style-name="TableCell193">
            <text:p text:style-name="TableContents"/>
          </table:table-cell>
        </table:table-row>
      </table:table>
      <text:p text:style-name="P1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WW">
      <style:text-properties fo:hyphenate="false"/>
    </style:style>
    <style:style style:name="Legenda" style:display-name="Legenda" style:family="paragraph" style:parent-style-name="StandardWW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fo:hyphenate="false"/>
    </style:style>
    <style:style style:name="StandardWW" style:display-name="Standard (WW)" style:family="paragraph">
      <style:text-properties fo:hyphenate="false"/>
    </style:style>
    <style:style style:name="TextbodyWW" style:display-name="Text body (WW)" style:family="paragraph" style:parent-style-name="StandardWW">
      <style:paragraph-properties fo:margin-bottom="0.0833in"/>
      <style:text-properties fo:hyphenate="false"/>
    </style:style>
    <style:style style:name="Título" style:display-name="Título" style:family="paragraph" style:parent-style-name="StandardWW" style:next-style-name="TextbodyWW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WW">
      <style:paragraph-properties fo:text-align="center"/>
      <style:text-properties fo:font-style="italic" style:font-style-asian="italic" style:font-style-complex="italic" fo:hyphenate="false"/>
    </style:style>
    <style:style style:name="Apendice1" style:display-name="Apendice1" style:family="paragraph">
      <style:paragraph-properties fo:text-align="center" fo:margin-bottom="0.1965in" fo:line-height="150%"/>
      <style:text-properties style:font-name-asian="Times New Roman" style:font-name-complex="Times New Roman" fo:font-weight="bold" style:font-weight-asian="bold" fo:font-size="10.5pt" style:font-size-asian="10.5pt" fo:hyphenate="false"/>
    </style:style>
    <style:style style:name="TableContents" style:display-name="Table Contents" style:family="paragraph" style:parent-style-name="StandardWW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123" style:display-name="Numbering 123">
      <text:list-level-style-number text:level="1" style:num-suffix="." style:num-list-format-name="NLF0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list-format-name="NLF0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list-format-name="NLF0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list-format-name="NLF0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list-format-name="NLF0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list-format-name="NLF0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list-format-name="NLF0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list-format-name="NLF0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list-format-name="NLF0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Eduardo Ferreira</meta:initial-creator>
    <dc:creator>Eduardo Ferreira</dc:creator>
    <meta:creation-date>2026-02-04T19:07:00Z</meta:creation-date>
    <dc:date>2026-02-06T11:24:00Z</dc:date>
    <meta:print-date>2026-02-06T11:24:00Z</meta:print-date>
    <meta:template xlink:href="Normal" xlink:type="simple"/>
    <meta:editing-cycles>3</meta:editing-cycles>
    <meta:editing-duration>PT3540S</meta:editing-duration>
    <meta:user-defined meta:name="AppVersion">16.0000</meta:user-defined>
    <meta:document-statistic meta:page-count="2" meta:paragraph-count="7" meta:word-count="550" meta:character-count="3519" meta:row-count="24" meta:non-whitespace-character-count="2976"/>
  </office:meta>
</office:document-meta>
</file>